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margin-left="0.5in" fo:margin-right="0in" fo:text-indent="-0.5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fo:break-before="page"/>
      <style:text-properties fo:font-weight="bold" style:font-weight-asian="bold" style:font-weight-complex="bold"/>
    </style:style>
    <style:style style:name="P11" style:family="paragraph" style:parent-style-name="Standard">
      <style:paragraph-properties fo:margin-left="0.5102in" fo:margin-right="0in" fo:text-indent="-0.5in" style:auto-text-indent="false">
        <style:tab-stops/>
      </style:paragraph-properties>
    </style:style>
    <style:style style:name="P12" style:family="paragraph" style:parent-style-name="Standard" style:list-style-name="L1">
      <style:paragraph-properties fo:text-align="start" style:justify-single-word="false"/>
    </style:style>
    <style:style style:name="P13" style:family="paragraph" style:parent-style-name="Standard" style:list-style-name="L2"/>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text-position="super 58%"/>
    </style:style>
    <style:style style:name="T4" style:family="text">
      <style:text-properties style:text-position="super 58%" style:text-underline-style="none" fo:font-weight="normal" style:font-weight-asian="normal" style:font-weight-complex="normal"/>
    </style:style>
    <style:style style:name="T5" style:family="text">
      <style:text-properties style:text-position="super 58%" fo:font-weight="bold" style:font-weight-asian="bold" style:font-weight-complex="bold"/>
    </style:style>
    <style:style style:name="T6" style:family="text">
      <style:text-properties style:text-position="33% 58%"/>
    </style:style>
    <style:style style:name="T7" style:family="text">
      <style:text-properties style:text-position="33% 58%" style:text-underline-style="none" fo:font-weight="normal" style:font-weight-asian="normal" style:font-weight-complex="normal"/>
    </style:style>
    <style:style style:name="T8" style:family="text">
      <style:text-properties style:text-position="sub 58%"/>
    </style:style>
    <style:style style:name="T9" style:family="text">
      <style:text-properties style:text-position="sub 58%" style:text-underline-style="none" fo:font-weight="normal" style:font-weight-asian="normal" style:font-weight-complex="normal"/>
    </style:style>
    <style:style style:name="T10" style:family="text">
      <style:text-properties style:text-position="sub 58%"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text-position="0% 100%" style:text-underline-style="none" fo:font-weight="normal" style:font-weight-asian="normal" style:font-weight-complex="normal"/>
    </style:style>
    <style:style style:name="T16" style:family="text">
      <style:text-properties style:text-position="0% 100%"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text:span>Oxygen</text:p>
      <text:p text:style-name="P4">(Background Documentation)</text:p>
      <text:p text:style-name="P1"/>
      <text:p text:style-name="P1"/>
      <text:p text:style-name="P1">Human beings are homeothermic (“warm-blooded”) heterotrophs that obtain their bioenergy by the oxidation of photosynthetically-derived organic molecules using atmospheric oxygen. <text:s/>This processes is called respiration and includes the cellular production of adenosine triphosphate (ATP; the body's energy currency) in the mitochondria (the tricarboxylic acid or the Krebs cycle) as well as the macroscopic process of taking in oxygen from the environment and returning carbon dioxide to it (Curtis 1983; <text:s/>Zubay <text:s/>1983). <text:s/>The consumption of atmospheric oxygen during respiration is a function of numerous other functions including:</text:p>
      <text:list text:style-name="L1">
        <text:list-item>
          <text:p text:style-name="P12">level of physical activity (energy expenditure)</text:p>
        </text:list-item>
        <text:list-item>
          <text:p text:style-name="P12">cardiovascular size and health</text:p>
        </text:list-item>
        <text:list-item>
          <text:p text:style-name="P12">general health</text:p>
        </text:list-item>
        <text:list-item>
          <text:p text:style-name="P12">body weight</text:p>
        </text:list-item>
        <text:list-item>
          <text:p text:style-name="P12">age and sex</text:p>
        </text:list-item>
      </text:list>
      <text:p text:style-name="P1"/>
      <text:p text:style-name="Standard">Because the level of physical activity is the dominant variable in determining the rate of oxygen consumption, physiologists have developed the metabolic equivalent of task (MET) -- the ratio of work metabolic rate to a standard resting metabolic rate of 1.0 (4.184 kJ) kg<text:span text:style-name="T3">-1</text:span> h<text:span text:style-name="T6">-1 </text:span>. <text:s/>Equivalently, MET is expressed as 3.5 ml O<text:span text:style-name="T8">2</text:span> kg<text:span text:style-name="T3">-1 </text:span>min<text:span text:style-name="T3">-1</text:span> (= 0.210 L O<text:span text:style-name="T8">2</text:span> kg<text:span text:style-name="T3">-1 </text:span>h<text:span text:style-name="T6">-1</text:span>). <text:s/>1.0 MET is the energy used (or oxygen consumed) obtained during quiet sitting; the resting metabolic rate. The Compendium of Physical Activities (Ainsworth et al <text:s text:c="2"/>2000) classifies specific physical activity (PA) by rate of energy expenditure (MET values). <text:s/>The Compendium lists MET values that range from 0.9 MET (sleeping) to 18 METs (running at 10.9 mph). </text:p>
      <text:p text:style-name="Standard"/>
      <text:p text:style-name="P3">Calculation of Oxygen Consumption Per Year Per Capita </text:p>
      <text:p text:style-name="P6">The following equation defines the amount (kg) of oxygen consumption per year per capita. <text:s/>This equation, notated as f(O<text:span text:style-name="T8">2</text:span>), is used in the a<text:span text:style-name="T2">lternative model for the e</text:span><text:span text:style-name="T12">conomic evaluation of resource amenities.</text:span></text:p>
      <text:p text:style-name="P7"/>
      <text:p text:style-name="P7"/>
      <text:p text:style-name="P7">f(O<text:span text:style-name="T8">2</text:span>)<text:tab/>= [Av. Daily Level of Physical Activity][Conversion Factor 1][Body Weight][Duration of Activity][Conversion Factor 2]</text:p>
      <text:p text:style-name="P7"/>
      <text:p text:style-name="P1"><text:span text:style-name="T13">f(O</text:span><text:span text:style-name="T9">2</text:span><text:span text:style-name="T13">) <text:tab/>= {[(0.9 MET)(8 h) + (3.5 MET)(8 h) + (2.0 MET)(8 h)]/24 h}[0.210 L,O</text:span><text:span text:style-name="T9">2</text:span><text:span text:style-name="T13"> kg</text:span><text:span text:style-name="T4">-1 </text:span><text:span text:style-name="T13">h</text:span><text:span text:style-name="T7">-1</text:span><text:span text:style-name="T13">MET</text:span><text:span text:style-name="T4">-1</text:span><text:span text:style-name="T15">]</text:span><text:span text:style-name="T13">[80 kg][8760 h yr</text:span><text:span text:style-name="T4">-1</text:span><text:span text:style-name="T13">][1.43 E-3 kg,O</text:span><text:span text:style-name="T9">2 </text:span><text:span text:style-name="T13">L</text:span><text:span text:style-name="T4">-1</text:span><text:span text:style-name="T13">]</text:span></text:p>
      <text:p text:style-name="Standard"><text:tab/>= (<text:span text:style-name="T13">2.13</text:span> MET)(0.210 L,O<text:span text:style-name="T8">2</text:span> kg<text:span text:style-name="T3">-1 </text:span>h<text:span text:style-name="T6">-1</text:span>MET<text:span text:style-name="T3">-1</text:span>)<text:span text:style-name="T13">(700800 kg h yr</text:span><text:span text:style-name="T4">-1</text:span>)(<text:span text:style-name="T13">1.43 E-3 kg,O</text:span><text:span text:style-name="T9">2</text:span><text:span text:style-name="T13"> L</text:span><text:span text:style-name="T7">-1 </text:span><text:span text:style-name="T13">,O</text:span><text:span text:style-name="T9">2</text:span><text:span text:style-name="T13">)</text:span></text:p>
      <text:p text:style-name="Standard"><text:tab/><text:span text:style-name="T14">= 450 kg O</text:span><text:span text:style-name="T10">2</text:span><text:span text:style-name="T14"> yr</text:span><text:span text:style-name="T5">-1</text:span><text:span text:style-name="T14"> per capita</text:span></text:p>
      <text:p text:style-name="Standard"><text:span text:style-name="T14"><text:tab/>=400 kg O</text:span><text:span text:style-name="T10">2</text:span><text:span text:style-name="T14"> yr</text:span><text:span text:style-name="T5">-1</text:span><text:span text:style-name="T14"> per capita</text:span></text:p>
      <text:p text:style-name="Standard"><text:tab/></text:p>
      <text:p text:style-name="Standard"/>
      <text:p text:style-name="Standard"><text:soft-page-break/></text:p>
      <text:p text:style-name="P2">Calc Notes / Derivations / Measurement Uncertainty</text:p>
      <text:list text:style-name="L2">
        <text:list-item>
          <text:p text:style-name="P13">Daily Level of Physical Activity --- <text:s/>8 h of sleep at a low level of activity (0.9 MET), 8 h of work (at a moderate level of activity (2.5 MET), 8 h of home life / free time at a low moderate level of activity (2.0 MET) (Ainsworth et al <text:s text:c="2"/>2000).</text:p>
        </text:list-item>
        <text:list-item>
          <text:p text:style-name="P13">Body Weight --- Taken as the average of the mean weight of men 20 – 74 yrs (86.8 kg) and the mean weight of women (74.7 kg) (Ogden et al <text:s/>2004).</text:p>
        </text:list-item>
        <text:list-item>
          <text:p text:style-name="P13">Duration of Activity --- The daily level of physical activity is applied to every day of the year.</text:p>
        </text:list-item>
        <text:list-item>
          <text:p text:style-name="P13">Conversion Factor --- Using the Ideal Gas Law (PV = nRT), standard conditions of pressure (1 atm) and temperature (273 K), and the molar mass of diatomic oxygen (32 g mol<text:span text:style-name="T3">-1</text:span>) the density of oxygen is given as 1.43 E-3 kg L<text:span text:style-name="T3">-1</text:span>.</text:p>
        </text:list-item>
        <text:list-item>
          <text:p text:style-name="P13">Measurement Uncertainty --- Measurement <text:s/>uncertainty will be accounted for through the conventional use of significant figures. <text:s/>Three (3) or more significant figures will be carried through all calculations and then truncated to two (2) significant figures in the final analysis values.</text:p>
        </text:list-item>
      </text:list>
      <text:p text:style-name="P10">References</text:p>
      <text:p text:style-name="Standard"/>
      <text:p text:style-name="P11">Ainsworth, B.E. et al., 2000. Compendium of physical activities: an update of activity codes and MET intensities. <text:span text:style-name="T11">Medicine and science in sports and exercise</text:span>, 32(9 Suppl), p.S498.</text:p>
      <text:p text:style-name="P8"/>
      <text:p text:style-name="P8">Curtis, H., 1983. <text:span text:style-name="T11">Biology</text:span> 4th ed., New York <text:s/>N.Y.: Worth Publishers.</text:p>
      <text:p text:style-name="P8"/>
      <text:p text:style-name="P8">Zubay, G., 1983. <text:span text:style-name="T11">Biochemistry</text:span>, Reading <text:s/>MA: Addison-Wesley.</text:p>
      <text:p text:style-name="P8"/>
      <text:p text:style-name="P9">Ogden, C.L. et al., 2004. Mean Body Weight, Height, and Body Mass Index, United States 1960–2002 . <text:tab/>National Center for Health Statistics. Advance Data from Vital Health Statistics No. 34. 2004.</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default-outline-level="5">
      <style:text-properties style:font-name="Nimbus Roman No9 L"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in" fo:page-height="8.5in" style:num-format="1" style:print-orientation="landscape" fo:margin-top="0.7874in" fo:margin-bottom="0.7874in" fo:margin-left="0.6in" fo:margin-right="0.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02T10:22:10</meta:creation-date>
    <dc:date>2011-03-01T19:39:03</dc:date>
    <meta:editing-cycles>23</meta:editing-cycles>
    <meta:editing-duration>P1DT11H54M55S</meta:editing-duration>
    <meta:user-defined meta:name="Info 1"/>
    <meta:user-defined meta:name="Info 2"/>
    <meta:user-defined meta:name="Info 3"/>
    <meta:user-defined meta:name="Info 4"/>
    <meta:document-statistic meta:table-count="0" meta:image-count="0" meta:object-count="0" meta:page-count="3" meta:paragraph-count="28" meta:word-count="625" meta:character-count="3707"/>
  </office:meta>
</office:document-meta>
</file>